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MINISCING ABOUT ELISHA (8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MINISCING ABOUT ELISHA (8:1-6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location (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turn (8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storation (8:4-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8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REMINISCING ABOUT ELISHA (8:1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REGICIDE OF BEN-HADAD (8:7-1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REGICIDE OF BEN-HADAD (8:7-15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fatal sickness of Ben-hadad (8:7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fearful reign of Hazael (8:11-15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8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REMINISCING ABOUT ELISHA (8:1-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REGICIDE OF BEN-HADAD (8:7-1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RULERS OF JUDAH (8:16-29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THE RULERS OF JUDAH (8:16-29)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Jehoram, Judah's fifth ruler (8:16-24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Jehoram, Judah's fifth ruler (8:16-24)<text:s text:c="1"/></text:span><text:span text:style-name="a518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elevation to power (8:16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evil wife (8:1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everlasting covenant (8:19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Edomite war (8:20-2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end of Jehoram (8:23-2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THE RULERS OF JUDAH (8:16-29)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Jehoram, Judah's fifth ruler (8:16-2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Ahaziah, Judah's sixth ruler (8:25-29): Ahaziah succeeds his father Jehoram as king of Judah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Ahaziah, Judah's sixth ruler (8:25-29): Ahaziah succeeds his father Jehoram as king of Judah.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icked mother (8:26-2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wounded monarch (8:28-2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RULERS OF JUDAH (8:16-29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Jehoram, Judah's fifth ruler (8:16-2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Ahaziah, Judah's sixth ruler (8:25-29): Ahaziah succeeds his father Jehoram as king of Judah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2 KINGS 8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REMINISCING ABOUT ELISHA (8:1-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REGICIDE OF BEN-HADAD (8:7-1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RULERS OF JUDAH (8:16-29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8 </dc:title>
    <meta:initial-creator>David STRICKLAND</meta:initial-creator>
    <dc:creator>David STRICKLAND</dc:creator>
    <meta:creation-date>2020-02-22T17:28:51Z</meta:creation-date>
    <dc:date>2020-02-22T17:28:51Z</dc:date>
    <meta:template xlink:href="BibleStudy" xlink:type="simple"/>
    <meta:editing-cycles>1</meta:editing-cycles>
    <meta:editing-duration>PT0S</meta:editing-duration>
    <meta:document-statistic meta:paragraph-count="37" meta:word-count="290"/>
  </office:meta>
</office:document-meta>
</file>